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71cm"/>
    </style:style>
    <style:style style:name="Tabla1.B" style:family="table-column">
      <style:table-column-properties style:column-width="14.229cm"/>
    </style:style>
    <style:style style:name="Tabla1.A1" style:family="table-cell">
      <style:table-cell-properties style:vertical-align="middle" fo:padding="0.049cm" fo:border="non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a 4-1. <text:span text:style-name="T1">Funciones de creación de matriz</text:span></text:p>
      <text:p text:style-name="Standard"/>
      <text:p text:style-name="Standard"><text:bookmark text:name="table_array_ctor"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Función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array</text:span></text:p>
          </table:table-cell>
          <table:table-cell table:style-name="Tabla1.A1" office:value-type="string">
            <text:p text:style-name="Table_20_Contents">Convertir entrada<text:bookmark text:name="idm140621970503616"/> datos (lista, tupla, matriz u otro tipo de secuencia) a un ndarray ya sea deduciendo un tipo de letra o especificando explícitamente un tipo de letra; copia los datos de entrada por defecto</text:p>
          </table:table-cell>
        </table:table-row>
        <table:table-row>
          <table:table-cell table:style-name="Tabla1.A1" office:value-type="string">
            <text:p text:style-name="Table_20_Contents"><text:span text:style-name="Source_20_Text">asarray</text:span></text:p>
          </table:table-cell>
          <table:table-cell table:style-name="Tabla1.A1" office:value-type="string">
            <text:p text:style-name="Table_20_Contents">Convertir entrada a<text:bookmark text:name="idm140621970501616"/> ndarray, pero no copie si la entrada ya es un ndarray</text:p>
          </table:table-cell>
        </table:table-row>
        <table:table-row>
          <table:table-cell table:style-name="Tabla1.A1" office:value-type="string">
            <text:p text:style-name="Table_20_Contents"><text:span text:style-name="Source_20_Text">arange</text:span></text:p>
          </table:table-cell>
          <table:table-cell table:style-name="Tabla1.A1" office:value-type="string">
            <text:p text:style-name="Table_20_Contents">Como el<text:bookmark text:name="idm140621970499824"/><text:bookmark text:name="idm140621970498960"/> incorporado <text:span text:style-name="Source_20_Text">range </text:span>pero devuelve un ndarray en lugar de una lista</text:p>
          </table:table-cell>
        </table:table-row>
        <table:table-row>
          <table:table-cell table:style-name="Tabla1.A1" office:value-type="string">
            <text:p text:style-name="Table_20_Contents"><text:span text:style-name="Source_20_Text">ones, ones_like</text:span></text:p>
          </table:table-cell>
          <table:table-cell table:style-name="Tabla1.A1" office:value-type="string">
            <text:p text:style-name="Table_20_Contents">Producir una matriz<text:bookmark text:name="idm140621970496752"/><text:bookmark text:name="idm140621970495616"/> de todos los 1s con la forma y el tipo dados; <text:span text:style-name="Source_20_Text">ones_like</text:span>toma otra matriz y produce una matriz de unidades de la misma forma y tipo</text:p>
          </table:table-cell>
        </table:table-row>
        <table:table-row>
          <table:table-cell table:style-name="Tabla1.A1" office:value-type="string">
            <text:p text:style-name="Table_20_Contents"><text:span text:style-name="Source_20_Text">zeros, zeros_like</text:span></text:p>
          </table:table-cell>
          <table:table-cell table:style-name="Tabla1.A1" office:value-type="string">
            <text:p text:style-name="Table_20_Contents">Me gusta <text:span text:style-name="Source_20_Text">ones </text:span>y <text:span text:style-name="Source_20_Text">ones_like </text:span>mas<text:bookmark text:name="idm140621970492432"/><text:bookmark text:name="idm140621970491296"/> produciendo matrices de 0s en su lugar</text:p>
          </table:table-cell>
        </table:table-row>
        <table:table-row>
          <table:table-cell table:style-name="Tabla1.A1" office:value-type="string">
            <text:p text:style-name="Table_20_Contents"><text:span text:style-name="Source_20_Text">empty, empty_like</text:span></text:p>
          </table:table-cell>
          <table:table-cell table:style-name="Tabla1.A1" office:value-type="string">
            <text:p text:style-name="Table_20_Contents">Crear nuevas matrices por<text:bookmark text:name="idm140621970489536"/><text:bookmark text:name="idm140621970488400"/> asignar nueva memoria, pero no llenar con ningún valor como <text:span text:style-name="Source_20_Text">ones</text:span>y <text:span text:style-name="Source_20_Text">zeros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full, full_like</text:span></text:p>
          </table:table-cell>
          <table:table-cell table:style-name="Tabla1.A1" office:value-type="string">
            <text:p text:style-name="Table_20_Contents">Producir una matriz<text:bookmark text:name="idm140621970485808"/><text:bookmark text:name="idm140621970484944"/> de la forma y dtype dados con todos los valores establecidos en el "valor de relleno" indicado, <text:span text:style-name="Source_20_Text">full_like </text:span>toma otra matriz y produce una matriz llena de la misma forma y dtype</text:p>
          </table:table-cell>
        </table:table-row>
        <table:table-row>
          <table:table-cell table:style-name="Tabla1.A1" office:value-type="string">
            <text:p text:style-name="Table_20_Contents"><text:span text:style-name="Source_20_Text">eye, identity</text:span></text:p>
          </table:table-cell>
          <table:table-cell table:style-name="Tabla1.A1" office:value-type="string">
            <text:p text:style-name="Table_20_Contents">Crear un<text:bookmark text:name="idm140621970482544"/><text:bookmark text:name="idm140621970481680"/> matriz de identidad cuadrada N × N (1s en la diagonal<text:bookmark text:name="idm140621970480720"/> y 0s en otra part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s Tor Her</meta:initial-creator>
    <meta:creation-date>2020-07-06T19:56:22</meta:creation-date>
    <meta:document-statistic meta:table-count="1" meta:image-count="0" meta:object-count="0" meta:page-count="1" meta:paragraph-count="19" meta:word-count="195" meta:character-count="1098"/>
    <dc:date>2020-07-06T19:58:02</dc:date>
    <dc:creator>Els Tor Her</dc:creator>
    <meta:editing-duration>PT1M40S</meta:editing-duration>
    <meta:editing-cycles>1</meta:editing-cycles>
    <meta:generator>OpenOffice/4.1.7$Unix OpenOffice.org_project/417m1$Build-9800</meta:generator>
  </office:meta>
</office:document-meta>
</file>